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5-11-18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5-09-08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5-08-12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5-07-22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5-06-30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5-05-16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5-04-24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5-03-1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5-02-25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5-01-15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4-12-19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4-05-29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3-09-21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3-08-29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3-08-03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3-06-14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3-05-24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3-04-18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3-03-22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3-02-27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3-01-17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2-12-2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2-12-0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2-10-18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2-09-28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2-09-09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2-07-20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2-06-17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2-05-24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2-04-18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2-03-17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2-02-2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2-01-2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1-12-2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1-11-22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1-10-21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1-09-23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1-08-26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1-07-21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1-06-28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1-05-20 1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1-04-02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1-02-2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1-01-22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0-12-23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0-11-24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0-10-21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0-08-24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20-06-24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9-12-04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9-10-29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9-10-0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9-08-2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9-07-2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9-06-24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9-05-28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9-04-1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9-03-27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9-02-26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9-01-29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8-11-26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8-09-27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8-08-31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8-07-31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8-06-27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8-05-29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8-05-0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8-03-29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8-02-21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8-01-26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7-12-2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7-11-21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7-10-31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7-10-27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7-09-29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7-08-30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7-07-25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7-06-21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7-06-0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7-05-23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7-04-1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7-03-28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7-02-22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7-01-31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6-12-1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6-11-28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6-10-1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6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6-08-2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6-07-18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6-06-14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6-05-18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6-04-1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6-03-16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6-02-1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6-01-20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5-12-1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5-11-1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5-10-19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5-09-14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5-08-17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5-07-15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5-06-18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5-05-19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5-04-2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5-03-1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5-02-19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5-01-21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4-12-1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4-11-2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4-10-20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4-09-19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4-08-25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4-07-22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4-06-16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4-05-13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4-04-14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4-03-19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4-02-25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4-01-1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3-12-13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3-11-1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3-10-25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3-09-13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3-08-1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3-07-23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3-06-20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3-05-14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3-04-15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3-03-2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3-02-21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3-01-16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2-12-2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2-11-30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2-09-20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2-08-1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2-07-13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2-06-1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2-05-29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2-04-17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2-03-19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2-02-2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2-01-18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1-12-2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1-11-2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1-10-1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1-09-16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1-08-17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1-08-03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1-06-20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1-05-23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1-04-1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1-03-25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0-11-15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0-10-25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0-09-1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0-08-16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0-07-2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0-06-1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0-05-26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0-04-19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0-04-07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0-03-08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10-01-2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9-12-23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9-12-04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9-10-2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9-09-24 1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9-08-1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9-07-15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9-06-29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9-05-19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9-04-2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9-03-23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9-02-1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9-01-22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8-12-15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8-11-26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8-10-14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8-09-1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8-08-28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8-07-18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8-06-2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8-05-16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8-04-2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8-03-31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8-02-29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8-01-16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7-12-13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7-11-13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7-10-18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7-09-20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7-09-05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7-07-1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7-05-14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7-04-2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7-02-2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7-01-18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6-12-2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6-11-13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6-10-30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6-09-18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6-09-01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6-07-1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6-06-16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6-05-25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6-04-27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6-03-21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6-01-19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5-12-28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5-10-20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5-09-21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5-07-18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5-06-2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5-05-2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5-04-26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5-03-15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5-02-2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5-01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4-12-16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4-11-18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4-10-18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4-09-23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4-07-21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4-06-15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4-05-21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4-04-20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4-03-1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4-02-1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4-01-2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3-12-1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3-11-19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3-10-20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3-09-18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3-08-19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3-07-23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3-06-16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3-05-29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3-04-16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3-03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3-02-2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3-01-15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2-12-23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2-11-21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2-10-22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2-09-26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2-08-22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2-07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2-06-17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2-05-20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2-04-1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2-03-1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2-02-1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2-01-2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1-12-27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1-11-28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1-10-24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1-09-1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1-08-21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1-07-18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1-06-26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1-05-3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1-04-18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1-03-20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1-02-20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0-12-19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0-11-2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0-10-2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0-09-27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0-08-22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0-07-19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0-06-21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0-05-17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0-04-26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0-03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2000-02-22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9-12-21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9-11-29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9-10-2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9-09-27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9-08-25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9-07-15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9-06-25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9-05-1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9-04-28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9-03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9-02-1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9-01-2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8-11-18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8-10-27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8-09-2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8-08-3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8-07-20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8-06-24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8-05-2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8-04-22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8-03-1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8-01-22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7-12-1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7-12-0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7-11-24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7-08-28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7-07-14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7-06-19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7-05-21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7-03-17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7-02-2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7-01-27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6-12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6-09-1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6-08-2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6-06-2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6-06-0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6-03-1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6-01-2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5-11-3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5-09-2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5-08-2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5-07-24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5-05-19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5-03-1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5-01-1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4-12-2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4-10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4-09-2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4-08-30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4-07-27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4-06-2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4-05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4-04-21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4-04-0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4-02-2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4-02-01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3-12-22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3-11-26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3-10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3-09-28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3-08-25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3-07-15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3-06-29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3-05-18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3-04-23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3-03-2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3-03-02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3-01-29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2-12-29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2-11-1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2-10-2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2-09-1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2-08-26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2-07-22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2-06-1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2-04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2-03-1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2-0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2-01-3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1-12-3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1-11-2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1-10-22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1-09-1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1-08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1-07-22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1-06-1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1-06-04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1-04-24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1-03-2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1-02-21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1-02-0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0-12-1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0-11-2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0-10-1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0-09-1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0-08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0-06-1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0-05-1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0-03-29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0-02-2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90-01-2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9-12-2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9-11-2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9-10-2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9-09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9-08-2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9-07-2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9-06-2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9-05-2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9-04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9-03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9-02-2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9-01-2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8-12-2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8-11-2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8-10-2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8-09-2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8-08-2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8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8-06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8-05-2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8-04-2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8-03-2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8-02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8-01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7-12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7-11-2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7-10-2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7-09-2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7-08-2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7-07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7-06-24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7-03-1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6-12-0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6-09-05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6-06-0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5-1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5-09-18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5-07-03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5-03-27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5-01-07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4-09-2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4-06-21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4-04-0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3-09-1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3-06-2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322072454101</text:p>
          </table:table-cell>
          <table:table-cell office:value-type="string" calcext:value-type="string">
            <text:p>S 74292. 1</text:p>
          </table:table-cell>
          <table:table-cell office:value-type="string" calcext:value-type="string">
            <text:p>1983-05-1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98" meta:object-count="0"/>
    <meta:user-defined meta:name="AppVersion">3.0</meta:user-defined>
  </office:meta>
</office:document-meta>
</file>